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cfa" officeooo:paragraph-rsid="001c6cfa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c6cfa" officeooo:paragraph-rsid="001c6cfa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rsid="001c6cfa" officeooo:paragraph-rsid="001c6cfa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officeooo:rsid="001c6cfa" officeooo:paragraph-rsid="001c6cfa"/>
    </style:style>
    <style:style style:name="P5" style:family="paragraph" style:parent-style-name="Standard" style:list-style-name="L4">
      <style:paragraph-properties fo:line-height="150%" fo:text-align="justify" style:justify-single-word="false"/>
      <style:text-properties officeooo:rsid="001c6cfa" officeooo:paragraph-rsid="001c6cfa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paragraph-rsid="001c6cfa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officeooo:paragraph-rsid="001c6cfa"/>
    </style:style>
    <style:style style:name="T1" style:family="text">
      <style:text-properties officeooo:rsid="001c6c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o 01 - Dados do Participante</text:p>
      <text:p text:style-name="P1"/>
      <text:p text:style-name="P2"/>
      <text:list xml:id="list7815989568824955122" text:style-name="L1">
        <text:list-item>
          <text:p text:style-name="P6"><text:span text:style-name="T1">Dados Gerais</text:span></text:p>
        </text:list-item>
      </text:list>
      <text:list xml:id="list4340233875891536032" text:style-name="L4">
        <text:list-item>
          <text:p text:style-name="P7"><text:span text:style-name="T1">Nome: ________________________________________________________________</text:span></text:p>
        </text:list-item>
        <text:list-item>
          <text:p text:style-name="P7"><text:span text:style-name="T1">Sexo: ( <text:s text:c="3"/>)Masculino<text:tab/><text:tab/>( <text:s text:c="2"/>)Feminino</text:span></text:p>
        </text:list-item>
        <text:list-item>
          <text:p text:style-name="P7"><text:span text:style-name="T1">Data de Nascimento: ______________________</text:span></text:p>
        </text:list-item>
      </text:list>
      <text:p text:style-name="P2"/>
      <text:list xml:id="list113415766897884" text:continue-list="list7815989568824955122" text:style-name="L1">
        <text:list-item>
          <text:p text:style-name="P3">Estudos/Trabalhos Atuais</text:p>
        </text:list-item>
      </text:list>
      <text:list xml:id="list113414385230146" text:continue-list="list4340233875891536032" text:style-name="L4">
        <text:list-item>
          <text:p text:style-name="P7"><text:span text:style-name="T1">Você está estudando em algum curso a nível de graduação, mestrado, doutorado atualmente? Em caso positivo indique o curso e o período/ano: _________________________________</text:span></text:p>
        </text:list-item>
        <text:list-item>
          <text:p text:style-name="P5">Você está trabalhando para alguma empresa atualmente?</text:p>
          <text:p text:style-name="P7"><text:span text:style-name="T1">Em caso positivo indique a empresa e quando começou: ____________________________</text:span></text:p>
        </text:list-item>
      </text:list>
      <text:p text:style-name="P2"/>
      <text:list xml:id="list113415785240510" text:continue-list="list113415766897884" text:style-name="L1">
        <text:list-item>
          <text:p text:style-name="P3">Experiência</text:p>
        </text:list-item>
      </text:list>
      <text:list xml:id="list2475145961868044537" text:style-name="L3">
        <text:list-item>
          <text:p text:style-name="P4">Sua experiência atual é limitada ao curso ao qual você estudou(ou está estudando)? Ou você possui de desenvolvimento trabalhos além das disciplinas?</text:p>
          <text:p text:style-name="P4">____________________________________________________________________________________________________________________________________________________</text:p>
        </text:list-item>
      </text:list>
      <text:p text:style-name="P2"/>
      <text:list xml:id="list113415597880061" text:continue-numbering="true" text:style-name="L3">
        <text:list-item>
          <text:p text:style-name="P4">Como você classifica suas experiências com os conceitos de engenharia de software abaixo relacionados?</text:p>
          <text:list>
            <text:list-item>
              <text:p text:style-name="P4">Programação com Java</text:p>
              <text:list>
                <text:list-item>
                  <text:p text:style-name="P4">( <text:s text:c="2"/>) Extensivo<text:tab/><text:tab/>( <text:s text:c="2"/>)Médio<text:tab/> <text:s text:c="2"/>( <text:s text:c="2"/>)Baixo<text:tab/> <text:s text:c="2"/>( <text:s text:c="2"/>)Nenhum</text:p>
                </text:list-item>
                <text:list-item>
                  <text:p text:style-name="P4">Justifique:______________________________________________________________________________________________________________________________</text:p>
                </text:list-item>
              </text:list>
              <text:p text:style-name="P4"/>
            </text:list-item>
            <text:list-item>
              <text:p text:style-name="P4">Bad Smells</text:p>
              <text:list>
                <text:list-item>
                  <text:p text:style-name="P4">( <text:s text:c="2"/>) Extensivo<text:tab/><text:tab/>( <text:s text:c="2"/>)Médio<text:tab/> <text:s text:c="2"/>( <text:s text:c="2"/>)Baixo<text:tab/> <text:s text:c="2"/>( <text:s text:c="2"/>)Nenhum</text:p>
                </text:list-item>
                <text:list-item>
                  <text:p text:style-name="P4">Justifique:______________________________________________________________________________________________________________________________</text:p>
                </text:list-item>
              </text:list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1:17:25.759952462</meta:creation-date>
    <dc:date>2014-07-07T11:34:13.632531297</dc:date>
    <meta:editing-duration>PT16S</meta:editing-duration>
    <meta:editing-cycles>1</meta:editing-cycles>
    <meta:document-statistic meta:table-count="0" meta:image-count="0" meta:object-count="0" meta:page-count="1" meta:paragraph-count="21" meta:word-count="144" meta:character-count="1376" meta:non-whitespace-character-count="1235"/>
    <meta:generator>LibreOffice/4.1.3.2$Linux_X86_64 LibreOffice_project/410m0$Build-2</meta:generator>
  </office:meta>
</office:document-meta>
</file>